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35000001205BB28045.png" manifest:media-type="image/png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Pictures/1000020100000162000000BBFB9826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bitmap" draw:fill-color="#ffffff" draw:fill-image-name="Bitmap_20_1" fo:min-height="4.85cm"/>
    </style:style>
    <style:style style:name="gr8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2" draw:layer="layout" svg:width="1.1cm" svg:height="1.1cm" svg:x="3.6cm" svg:y="11.9cm">
          <draw:text-box>
            <text:p>.</text:p>
          </draw:text-box>
        </draw:frame>
        <draw:frame draw:style-name="gr1" draw:text-style-name="P1" draw:layer="layout" svg:width="1.457cm" svg:height="1.441cm" svg:x="2cm" svg:y="12.759cm">
          <draw:image xlink:href="Pictures/1000020100000135000001205BB28045.png" xlink:type="simple" xlink:show="embed" xlink:actuate="onLoad">
            <text:p/>
          </draw:image>
        </draw:frame>
        <draw:connector draw:style-name="gr4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5" draw:layer="layout" svg:width="1.5cm" svg:height="1.8cm" svg:x="4.2cm" svg:y="7.5cm">
          <draw:text-box>
            <text:p>6. </text:p>
          </draw:text-box>
        </draw:frame>
        <draw:connector draw:style-name="gr4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/>
        </draw:connector>
        <draw:frame draw:style-name="gr5" draw:layer="layout" svg:width="1.5cm" svg:height="1.8cm" svg:x="10.7cm" svg:y="8.1cm">
          <draw:text-box>
            <text:p>7.</text:p>
          </draw:text-box>
        </draw:frame>
        <draw:line draw:style-name="gr4" draw:text-style-name="P1" draw:layer="layout" svg:x1="5.3cm" svg:y1="13.1cm" svg:x2="3.4cm" svg:y2="13.1cm">
          <text:p/>
        </draw:line>
        <draw:line draw:style-name="gr4" draw:text-style-name="P1" draw:layer="layout" svg:x1="3.529cm" svg:y1="13.8cm" svg:x2="5.129cm" svg:y2="13.818cm">
          <text:p/>
        </draw:line>
        <draw:frame draw:style-name="gr6" draw:layer="layout" svg:width="1.9cm" svg:height="1.2cm" svg:x="3.3cm" svg:y="11.3cm">
          <draw:text-box>
            <text:p>8.</text:p>
          </draw:text-box>
        </draw:frame>
        <draw:frame draw:style-name="gr7" draw:layer="layout" svg:width="9.3cm" svg:height="5.1cm" svg:x="6.1cm" svg:y="6.5cm">
          <draw:text-box>
            <text:p/>
          </draw:text-box>
        </draw:frame>
        <draw:frame draw:style-name="gr8" draw:layer="layout" svg:width="12.8cm" svg:height="2.2cm" svg:x="2.5cm" svg:y="16.7cm">
          <draw:text-box>
            <text:p>Welcome back: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162000000BBFB9826A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1:30:14.155000000</dc:date>
    <meta:editing-duration>PT1H14M5S</meta:editing-duration>
    <meta:editing-cycles>14</meta:editing-cycles>
    <meta:generator>LibreOffice/4.3.0.4$Windows_x86 LibreOffice_project/62ad5818884a2fc2e5780dd45466868d41009ec0</meta:generator>
    <meta:document-statistic meta:object-count="17"/>
  </office:meta>
</office:document-meta>
</file>